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ponibilidad glob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percentage" office:value="0.47" calcext:value-type="percentage">
            <text:p>47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6.98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fo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" office:value-type="percentage" office:value="0.31" calcext:value-type="percentage">
            <text:p>31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7.15" calcext:value-type="float">
            <text:p>7,15</text:p>
          </table:table-cell>
          <table:table-cell office:value-type="float" office:value="6.94" calcext:value-type="float">
            <text:p>6,94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ista rapi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" office:value-type="percentage" office:value="0.49" calcext:value-type="percentage">
            <text:p>49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7.94" calcext:value-type="float">
            <text:p>7,94</text:p>
          </table:table-cell>
          <table:table-cell office:value-type="float" office:value="7.28" calcext:value-type="float">
            <text:p>7,2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ndimiento por rango </text:p>
          </table:table-cell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percentage" office:value="0.46" calcext:value-type="percentage">
            <text:p>46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8.01" calcext:value-type="float">
            <text:p>8,01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resum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/>
          <table:table-cell table:style-name="ce1" office:value-type="percentage" office:value="0.265" calcext:value-type="percentage">
            <text:p>26,50%</text:p>
          </table:table-cell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9.83" calcext:value-type="float">
            <text:p>9,83</text:p>
          </table:table-cell>
          <table:table-cell office:value-type="float" office:value="8.84" calcext:value-type="float">
            <text:p>8,8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disponibil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" office:value-type="percentage" office:value="0.26" calcext:value-type="percentage">
            <text:p>26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8.98</text:p>
          </table:table-cell>
          <table:table-cell office:value-type="float" office:value="9.43" calcext:value-type="float">
            <text:p>9,4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tiempo de respues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" office:value-type="percentage" office:value="0.26" calcext:value-type="percentage">
            <text:p>26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8.88" calcext:value-type="float">
            <text:p>8,88</text:p>
          </table:table-cell>
          <table:table-cell office:value-type="float" office:value="8.97" calcext:value-type="float">
            <text:p>8,97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estadistic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percentage" office:value="0.27" calcext:value-type="percentage">
            <text:p>27,00%</text:p>
          </table:table-cell>
        </table:table-row>
        <table:table-row table:style-name="ro1">
          <table:table-cell table:number-columns-repeated="2"/>
          <table:table-cell office:value-type="float" office:value="9.54" calcext:value-type="float">
            <text:p>9,54</text:p>
          </table:table-cell>
          <table:table-cell office:value-type="float" office:value="9.64" calcext:value-type="float">
            <text:p>9,64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registro p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/>
          <table:table-cell table:style-name="ce1" office:value-type="percentage" office:value="0.44" calcext:value-type="percentage">
            <text:p>44,00%</text:p>
          </table:table-cell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69" calcext:value-type="float">
            <text:p>16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9.31" calcext:value-type="float">
            <text:p>9,31</text:p>
          </table:table-cell>
          <table:table-cell office:value-type="float" office:value="8.59" calcext:value-type="float">
            <text:p>8,59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elementos pl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1" office:value-type="percentage" office:value="0.378" calcext:value-type="percentage">
            <text:p>37,8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8.93" calcext:value-type="float">
            <text:p>8,93</text:p>
          </table:table-cell>
          <table:table-cell office:value-type="float" office:value="9.02" calcext:value-type="float">
            <text:p>9,0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screensho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1" office:value-type="percentage" office:value="0.291" calcext:value-type="percentage">
            <text:p>29,1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/>
          <table:table-cell office:value-type="float" office:value="10.83" calcext:value-type="float">
            <text:p>10,8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colombia ponder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percentage" office:value="0.435" calcext:value-type="percentage">
            <text:p>43,5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8.85" calcext:value-type="float">
            <text:p>8,85</text:p>
          </table:table-cell>
          <table:table-cell office:value-type="float" office:value="8.99" calcext:value-type="float">
            <text:p>8,99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dat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" office:value-type="percentage" office:value="0.435" calcext:value-type="percentage">
            <text:p>43,5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9.36" calcext:value-type="float">
            <text:p>9,36</text:p>
          </table:table-cell>
          <table:table-cell office:value-type="float" office:value="8.93" calcext:value-type="float">
            <text:p>8,9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periodico <text:s/>resume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" office:value-type="percentage" office:value="0.4285" calcext:value-type="percentage">
            <text:p>42,85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9.21" calcext:value-type="float">
            <text:p>9,21</text:p>
          </table:table-cell>
          <table:table-cell office:value-type="float" office:value="8.76" calcext:value-type="float">
            <text:p>8,76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disponibilidad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214" calcext:value-type="float">
            <text:p>214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" office:value-type="percentage" office:value="0.21" calcext:value-type="percentage">
            <text:p>21,0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10.45" calcext:value-type="float">
            <text:p>10,45</text:p>
          </table:table-cell>
          <table:table-cell office:value-type="float" office:value="9.17" calcext:value-type="float">
            <text:p>9,17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periodico tiempo respuesta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jo </text:p>
          </table:table-cell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</text:p>
          </table:table-cell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percentage" office:value="0.256" calcext:value-type="percentage">
            <text:p>25,6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9.6" calcext:value-type="float">
            <text:p>9,6</text:p>
          </table:table-cell>
          <table:table-cell office:value-type="float" office:value="8.95" calcext:value-type="float">
            <text:p>8,95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e online periodico estadistica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jo nue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iciones </text:p>
          </table:table-cell>
          <table:table-cell office:value-type="float" office:value="187" calcext:value-type="float">
            <text:p>187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" office:value-type="percentage" office:value="0.241" calcext:value-type="percentage">
            <text:p>24,10%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8.97" calcext:value-type="float">
            <text:p>8,97</text:p>
          </table:table-cell>
          <table:table-cell office:value-type="float" office:value="9.09" calcext:value-type="float">
            <text:p>9,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2:51:29.386254083</meta:creation-date>
    <dc:date>2018-06-28T15:59:49.406530930</dc:date>
    <meta:editing-duration>PT36M34S</meta:editing-duration>
    <meta:editing-cycles>9</meta:editing-cycles>
    <meta:generator>LibreOffice/5.1.6.2$Linux_X86_64 LibreOffice_project/10m0$Build-2</meta:generator>
    <meta:document-statistic meta:table-count="1" meta:cell-count="166" meta:object-count="0"/>
  </office:meta>
</office:document-meta>
</file>